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text-line-through-style="none" style:text-line-through-type="none" officeooo:paragraph-rsid="0047968c"/>
    </style:style>
    <style:style style:name="P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text-line-through-style="none" style:text-line-through-type="none" style:font-name="DejaVu Sans Condensed" fo:font-weight="bold" officeooo:paragraph-rsid="0047968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7968c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officeooo:rsid="00116c25" officeooo:paragraph-rsid="003792e8" style:font-size-asian="12pt" style:font-size-complex="12pt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1" fo:font-size="12pt" officeooo:rsid="003fe380" officeooo:paragraph-rsid="003fe380" style:font-size-asian="12pt" style:font-size-complex="12pt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2pt" officeooo:rsid="003fe380" officeooo:paragraph-rsid="003fe38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rsid="003fe380" officeooo:paragraph-rsid="003792e8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3fe380" officeooo:paragraph-rsid="003fe380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fo:font-weight="bold" officeooo:rsid="00488a2b" officeooo:paragraph-rsid="00488a2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488a2b" officeooo:paragraph-rsid="00488a2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text-line-through-style="none" style:text-line-through-type="none" officeooo:paragraph-rsid="003fe380"/>
    </style:style>
    <style:style style:name="P12" style:family="paragraph" style:parent-style-name="Standard" style:list-style-name="L1">
      <style:text-properties style:text-line-through-style="none" style:text-line-through-type="none" officeooo:paragraph-rsid="0042e0ca"/>
    </style:style>
    <style:style style:name="P13" style:family="paragraph" style:parent-style-name="Standard" style:list-style-name="L1">
      <style:text-properties style:text-line-through-style="none" style:text-line-through-type="none" officeooo:rsid="00476dce" officeooo:paragraph-rsid="00476dce"/>
    </style:style>
    <style:style style:name="P14" style:family="paragraph" style:parent-style-name="Standard" style:list-style-name="L3">
      <style:text-properties style:text-line-through-style="none" style:text-line-through-type="none" officeooo:paragraph-rsid="003fe3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Condensed1" fo:font-size="12pt" fo:font-weight="bold" officeooo:rsid="003fe380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11410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616c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style:font-size-asian="12pt" style:font-size-complex="12pt"/>
    </style:style>
    <style:style style:name="T10" style:family="text">
      <style:text-properties style:font-name="DejaVu Sans Condensed1" fo:font-size="12pt" officeooo:rsid="003fe380" style:font-size-asian="12pt" style:font-size-complex="12pt"/>
    </style:style>
    <style:style style:name="T11" style:family="text">
      <style:text-properties style:font-name="DejaVu Sans Condensed1" fo:font-size="12pt" officeooo:rsid="0042e0ca" style:font-size-asian="12pt" style:font-size-complex="12pt"/>
    </style:style>
    <style:style style:name="T12" style:family="text">
      <style:text-properties style:font-name="DejaVu Sans Condensed1" fo:font-size="12pt" officeooo:rsid="0044407f" style:font-size-asian="12pt" style:font-size-complex="12pt"/>
    </style:style>
    <style:style style:name="T13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1"><text:span text:style-name="T3">1</text:span><text:span text:style-name="T13">xx - Controls</text:span></text:p>
          </table:table-cell>
          <table:table-cell table:style-name="Table5.B1" office:value-type="string">
            <text:p text:style-name="P2">2xx - Ground</text:p>
          </table:table-cell>
          <table:table-cell table:style-name="Table5.C1" office:value-type="string">
            <text:p text:style-name="P2">3xx - Flight</text:p>
          </table:table-cell>
          <table:table-cell table:style-name="Table5.D1" office:value-type="string">
            <text:p text:style-name="P2">4xx - A2A</text:p>
          </table:table-cell>
          <table:table-cell table:style-name="Table5.E1" office:value-type="string">
            <text:p text:style-name="P2">5xx - A2G</text:p>
          </table:table-cell>
          <table:table-cell table:style-name="Table5.F1" office:value-type="string">
            <text:p text:style-name="P2">6xx - Misc</text:p>
          </table:table-cell>
        </table:table-row>
      </table:table>
      <text:p text:style-name="P3"><text:span text:style-name="T4">5</text:span><text:span text:style-name="T5">0</text:span><text:span text:style-name="T4">1</text:span><text:span text:style-name="T6"> - </text:span><text:span text:style-name="T7">A/G</text:span><text:span text:style-name="T8"> - </text:span><text:span text:style-name="T4">All</text:span></text:p>
      <text:p text:style-name="P7"/>
      <text:p text:style-name="P9">AI door gunners</text:p>
      <text:list text:style-name="L1">
        <text:list-item>
          <text:p text:style-name="P10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8-12T09:22:29.038000000</dc:date>
    <meta:editing-duration>PT10H32M41S</meta:editing-duration>
    <meta:editing-cycles>4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9" meta:word-count="28" meta:character-count="102" meta:non-whitespace-character-count="84"/>
  </office:meta>
</office:document-meta>
</file>